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52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Accent_20_3" office:value-type="string" calcext:value-type="string">
            <text:p>description/title</text:p>
          </table:table-cell>
          <table:table-cell table:style-name="Accent_20_3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The far-right doesn’t need Bolsonaro to spread their ideas</text:p>
          </table:table-cell>
          <table:table-cell office:value-type="string" calcext:value-type="string">
            <text:p>https://theintercept.com/2023/01/05/extrema-direita-nao-precisa-de-bolsonaro-para-espalhar-ideias/</text:p>
          </table:table-cell>
        </table:table-row>
        <table:table-row table:style-name="ro1">
          <table:table-cell office:value-type="string" calcext:value-type="string">
            <text:p>NYTimes live updates thread, in chronological order</text:p>
          </table:table-cell>
          <table:table-cell office:value-type="string" calcext:value-type="string">
            <text:p>https://www.nytimes.com/live/2023/01/08/world/brazil-congress-protests-bolsonaro?smid=tw-share</text:p>
          </table:table-cell>
        </table:table-row>
        <table:table-row table:style-name="ro2">
          <table:table-cell office:value-type="string" calcext:value-type="string">
            <text:p>Thread of world leader reactions to attempted coup in Brazil</text:p>
          </table:table-cell>
          <table:table-cell office:value-type="string" calcext:value-type="string">
            <text:p><text:a xlink:href="https://twitter.com/PopulismUpdates/status/1612199088178745344" xlink:type="simple">https://twitter.com/PopulismUpdates/status/1612199088178745344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 style:data-style-name="N2" text:time-value="21:59:06.929879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21:25:59.077163298</meta:creation-date>
    <meta:generator>LibreOffice/6.4.7.2$Linux_X86_64 LibreOffice_project/40$Build-2</meta:generator>
    <dc:date>2023-01-08T22:39:50.514671877</dc:date>
    <meta:editing-duration>PT21M50S</meta:editing-duration>
    <meta:editing-cycles>4</meta:editing-cycles>
    <meta:document-statistic meta:table-count="1" meta:cell-count="8" meta:object-count="0"/>
  </office:meta>
</office:document-meta>
</file>